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Heading_20_2">
      <style:text-properties fo:font-weight="bold" style:font-weight-asian="bold" style:font-weight-complex="bold"/>
    </style:style>
    <style:style style:name="P63" style:family="paragraph" style:parent-style-name="Heading_20_2">
      <style:text-properties fo:font-style="italic" fo:font-weight="bold" style:font-style-asian="italic" style:font-weight-asian="bold" style:font-style-complex="italic" style:font-weight-complex="bold"/>
    </style:style>
    <style:style style:name="P64" style:family="paragraph" style:parent-style-name="Heading_20_3">
      <style:text-properties fo:font-size="12pt" style:font-size-asian="12pt" style:font-size-complex="12pt"/>
    </style:style>
    <style:style style:name="P65" style:family="paragraph" style:parent-style-name="Heading_20_3">
      <style:text-properties fo:font-style="normal" fo:font-weight="bold" style:font-style-asian="normal" style:font-weight-asian="bold" style:font-style-complex="normal" style:font-weight-complex="bold"/>
    </style:style>
    <style:style style:name="P66" style:family="paragraph" style:parent-style-name="Heading_20_3">
      <style:text-properties fo:font-weight="normal" style:font-weight-asian="normal" style:font-weight-complex="normal"/>
    </style:style>
    <style:style style:name="P67" style:family="paragraph" style:parent-style-name="Heading_20_4">
      <style:text-properties fo:font-style="italic" fo:font-weight="bold" style:font-style-asian="italic" style:font-weight-asian="bold" style:font-style-complex="italic" style:font-weight-complex="bold"/>
    </style:style>
    <style:style style:name="P68" style:family="paragraph" style:parent-style-name="Heading_20_4">
      <style:paragraph-properties fo:margin-left="0cm" fo:margin-right="0cm" fo:text-indent="0cm" style:auto-text-indent="false"/>
    </style:style>
    <style:style style:name="P69" style:family="paragraph" style:parent-style-name="Text_20_body" style:list-style-name="L1"/>
    <style:style style:name="P70" style:family="paragraph" style:parent-style-name="Text_20_body" style:list-style-name="L2">
      <style:text-properties style:text-underline-style="none" fo:font-weight="normal" style:font-weight-asian="normal" style:font-weight-complex="normal"/>
    </style:style>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fo:font-weight="bold" style:font-weight-asian="bold" style:font-weight-complex="bold"/>
    </style:style>
    <style:style style:name="P77" style:family="paragraph" style:parent-style-name="Text_20_body" style:list-style-name="L10">
      <style:text-properties fo:font-weight="bold" style:font-weight-asian="bold" style:font-weight-complex="bold"/>
    </style:style>
    <style:style style:name="P78" style:family="paragraph" style:parent-style-name="Text_20_body" style:list-style-name="L28">
      <style:paragraph-properties fo:text-align="start" style:justify-single-word="false"/>
      <style:text-properties fo:font-weight="bold" style:font-weight-asian="bold" style:font-weight-complex="bold"/>
    </style:style>
    <style:style style:name="P79" style:family="paragraph" style:parent-style-name="Text_20_body" style:list-style-name="L30">
      <style:text-properties fo:font-weight="bold" style:font-weight-asian="bold" style:font-weight-complex="bold"/>
    </style:style>
    <style:style style:name="P80" style:family="paragraph" style:parent-style-name="Text_20_body" style:list-style-name="L42">
      <style:text-properties fo:font-weight="bold" style:font-weight-asian="bold" style:font-weight-complex="bold"/>
    </style:style>
    <style:style style:name="P81" style:family="paragraph" style:parent-style-name="Text_20_body" style:list-style-name="L9">
      <style:text-properties fo:font-weight="normal" style:font-weight-asian="normal" style:font-weight-complex="normal"/>
    </style:style>
    <style:style style:name="P82" style:family="paragraph" style:parent-style-name="Text_20_body" style:list-style-name="L39">
      <style:text-properties fo:font-weight="normal" style:font-weight-asian="normal" style:font-weight-complex="normal"/>
    </style:style>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4">
      <style:text-properties fo:font-style="normal" style:font-style-asian="normal" style:font-style-complex="normal"/>
    </style:style>
    <style:style style:name="P88" style:family="paragraph" style:parent-style-name="Text_20_body" style:list-style-name="L15">
      <style:text-properties fo:font-style="normal" fo:font-weight="normal" style:font-style-asian="normal" style:font-weight-asian="normal" style:font-style-complex="normal" style:font-weight-complex="normal"/>
    </style:style>
    <style:style style:name="P89" style:family="paragraph" style:parent-style-name="Text_20_body" style:list-style-name="L31">
      <style:text-properties fo:font-style="normal" fo:font-weight="normal" style:font-style-asian="normal" style:font-weight-asian="normal" style:font-style-complex="normal" style:font-weight-complex="normal"/>
    </style:style>
    <style:style style:name="P90" style:family="paragraph" style:parent-style-name="Text_20_body" style:list-style-name="L32">
      <style:text-properties fo:font-style="normal" fo:font-weight="normal" style:font-style-asian="normal" style:font-weight-asian="normal" style:font-style-complex="normal" style:font-weight-complex="normal"/>
    </style:style>
    <style:style style:name="P91" style:family="paragraph" style:parent-style-name="Text_20_body" style:list-style-name="L33">
      <style:text-properties fo:font-style="normal" fo:font-weight="normal" style:font-style-asian="normal" style:font-weight-asian="normal" style:font-style-complex="normal" style:font-weight-complex="normal"/>
    </style:style>
    <style:style style:name="P92" style:family="paragraph" style:parent-style-name="Text_20_body" style:list-style-name="L34">
      <style:text-properties fo:font-style="normal" fo:font-weight="normal" style:font-style-asian="normal" style:font-weight-asian="normal" style:font-style-complex="normal" style:font-weight-complex="normal"/>
    </style:style>
    <style:style style:name="P93" style:family="paragraph" style:parent-style-name="Text_20_body" style:list-style-name="L35">
      <style:text-properties fo:font-style="normal" fo:font-weight="normal" style:font-style-asian="normal" style:font-weight-asian="normal" style:font-style-complex="normal" style:font-weight-complex="normal"/>
    </style:style>
    <style:style style:name="P94" style:family="paragraph" style:parent-style-name="Text_20_body" style:list-style-name="L37">
      <style:text-properties fo:font-style="normal" fo:font-weight="normal" style:font-style-asian="normal" style:font-weight-asian="normal" style:font-style-complex="normal" style:font-weight-complex="normal"/>
    </style:style>
    <style:style style:name="P95" style:family="paragraph" style:parent-style-name="Text_20_body" style:list-style-name="L15"/>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8"/>
    <style:style style:name="P99" style:family="paragraph" style:parent-style-name="Text_20_body" style:list-style-name="L19"/>
    <style:style style:name="P100" style:family="paragraph" style:parent-style-name="Text_20_body" style:list-style-name="L20"/>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3"/>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paragraph-properties fo:text-align="start" style:justify-single-word="false"/>
    </style:style>
    <style:style style:name="P109" style:family="paragraph" style:parent-style-name="Text_20_body" style:list-style-name="L29"/>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6"/>
    <style:style style:name="P113" style:family="paragraph" style:parent-style-name="Text_20_body" style:list-style-name="L38"/>
    <style:style style:name="P114" style:family="paragraph" style:parent-style-name="Text_20_body" style:list-style-name="L40"/>
    <style:style style:name="P115" style:family="paragraph" style:parent-style-name="Text_20_body" style:list-style-name="L41"/>
    <style:style style:name="P116" style:family="paragraph" style:parent-style-name="Text_20_body" style:list-style-name="L42"/>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45"/>
    <style:style style:name="P120" style:family="paragraph" style:parent-style-name="Text_20_body" style:list-style-name="L46"/>
    <style:style style:name="P121" style:family="paragraph" style:parent-style-name="Text_20_body" style:list-style-name="L6">
      <style:paragraph-properties fo:margin-left="1.251cm" fo:margin-right="0cm" fo:text-indent="-0.635cm" style:auto-text-indent="false"/>
    </style:style>
    <style:style style:name="P122" style:family="paragraph" style:parent-style-name="Text_20_body">
      <style:paragraph-properties fo:margin-left="2.457cm" fo:margin-right="0cm" fo:text-indent="0cm" style:auto-text-indent="false"/>
    </style:style>
    <style:style style:name="P123" style:family="paragraph">
      <style:paragraph-properties fo:margin-left="0cm" fo:margin-right="0cm" fo:margin-top="0cm" fo:margin-bottom="0cm" fo:line-height="100%" fo:text-align="center" fo:text-indent="0cm" style:text-autospace="none">
        <style:tab-stops/>
      </style:paragraph-properties>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12-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6">1 Legal<text:tab/>4</text:p>
          <text:p text:style-name="P56">2 Changes: Objects, Scene &amp; Nodes<text:tab/>5</text:p>
          <text:p text:style-name="P57">2.1 Names are now optional<text:tab/>5</text:p>
          <text:p text:style-name="P57">2.2 How to debug MovableObjects' (and Nodes) data<text:tab/>5</text:p>
          <text:p text:style-name="P58">2.2.1 Interpreting ArrayVector3<text:tab/>7</text:p>
          <text:p text:style-name="P58">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8">2.7.1 What means a Node to be SCENE_STATIC:<text:tab/>11</text:p>
          <text:p text:style-name="P58">2.7.2 What means a Entities (and InstancedEntities) to be SCENE_STATIC:<text:tab/>11</text:p>
          <text:p text:style-name="P58">2.7.3 General<text:tab/>12</text:p>
          <text:p text:style-name="P57">2.8 Ogre asserts mCachedAabbOutOfDate or mCachedTransformOutOfDate while in debug mode<text:tab/>13</text:p>
          <text:p text:style-name="P56">3 Technical Overview<text:tab/>14</text:p>
          <text:p text:style-name="P57">3.1 Overview<text:tab/>14</text:p>
          <text:p text:style-name="P58">3.1.1 SIMD Coherence<text:tab/>15</text:p>
          <text:p text:style-name="P57">3.2 Memory Managers usage patterns<text:tab/>15</text:p>
          <text:p text:style-name="P58">3.2.1 Cleanups<text:tab/>15</text:p>
          <text:p text:style-name="P57">3.3 Memory preallocation<text:tab/>16</text:p>
          <text:p text:style-name="P57">3.4 Configuring memory managers<text:tab/>16</text:p>
          <text:p text:style-name="P57">3.5 Where is RenderTarget::update? Why do I get errors in Viewport?<text:tab/>16</text:p>
          <text:p text:style-name="P56">4 Compositor<text:tab/>18</text:p>
          <text:p text:style-name="P57">4.1 Nodes<text:tab/>19</text:p>
          <text:p text:style-name="P58">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8">4.1.2 Passes<text:tab/>23</text:p>
          <text:p text:style-name="P59">4.1.2.1 clear<text:tab/>24</text:p>
          <text:p text:style-name="P59">4.1.2.2 quad<text:tab/>24</text:p>
          <text:p text:style-name="P59">4.1.2.3 resolve<text:tab/>25</text:p>
          <text:p text:style-name="P59">4.1.2.4 render_scene<text:tab/>25</text:p>
          <text:p text:style-name="P59">4.1.2.5 stencil<text:tab/>27</text:p>
          <text:p text:style-name="P58">4.1.3 Textures<text:tab/>27</text:p>
          <text:p text:style-name="P59">4.1.3.1 MSAA: Explicit vs Implicit resolves<text:tab/>27</text:p>
          <text:p text:style-name="P60"><text:s/>Implicit resolves<text:tab/>27</text:p>
          <text:p text:style-name="P60"><text:s/>Explicit resolves<text:tab/>28</text:p>
          <text:p text:style-name="P60"><text:s/>Resources<text:tab/>28</text:p>
          <text:p text:style-name="P57">4.2 Shadow Nodes<text:tab/>28</text:p>
          <text:p text:style-name="P58">4.2.1 Setting up shadow nodes<text:tab/>29</text:p>
          <text:p text:style-name="P58">4.2.2 Example<text:tab/>31</text:p>
          <text:p text:style-name="P58">4.2.3 Shadow map atlas<text:tab/>34</text:p>
          <text:p text:style-name="P58">4.2.4 Reuse, recalculate and first<text:tab/>34</text:p>
          <text:p text:style-name="P58">4.2.5 Shadow mapping setup types<text:tab/>36</text:p>
          <text:p text:style-name="P59">4.2.5.1 Uniform shadow mapping<text:tab/>36</text:p>
          <text:p text:style-name="P59"><text:soft-page-break/>4.2.5.2 Focused<text:tab/>36</text:p>
          <text:p text:style-name="P59">4.2.5.3 LispSM<text:tab/>37</text:p>
          <text:p text:style-name="P59">4.2.5.4 PSSM / CSM<text:tab/>37</text:p>
          <text:p text:style-name="P59">4.2.5.5 Plane Optimal<text:tab/>37</text:p>
          <text:p text:style-name="P58">4.2.6 Writing shaders<text:tab/>38</text:p>
          <text:p text:style-name="P57">4.3 Workspaces<text:tab/>38</text:p>
          <text:p text:style-name="P58">4.3.1 Data dependencies between nodes and circular dependencies<text:tab/>41</text:p>
          <text:p text:style-name="P57">4.4 Setting up code<text:tab/>41</text:p>
          <text:p text:style-name="P58">4.4.1 Initializing the workspace<text:tab/>41</text:p>
          <text:p text:style-name="P58">4.4.2 Simple bootstrap for beginners<text:tab/>41</text:p>
          <text:p text:style-name="P58">4.4.3 Advanced C++ users<text:tab/>42</text:p>
          <text:p text:style-name="P56">5 Instancing<text:tab/>43</text:p>
          <text:p text:style-name="P57">5.1 What is instancing?<text:tab/>43</text:p>
          <text:p text:style-name="P57">5.2 Instancing 101<text:tab/>43</text:p>
          <text:p text:style-name="P58">5.2.1 Instances per batch<text:tab/>43</text:p>
          <text:p text:style-name="P57">5.3 Techniques<text:tab/>44</text:p>
          <text:p text:style-name="P58">5.3.1 ShaderBased<text:tab/>44</text:p>
          <text:p text:style-name="P58">5.3.2 VTF (Software)<text:tab/>44</text:p>
          <text:p text:style-name="P58">5.3.3 HW VTF<text:tab/>45</text:p>
          <text:p text:style-name="P59">5.3.3.1 HW VTF LUT<text:tab/>45</text:p>
          <text:p text:style-name="P58">5.3.4 HW Basic<text:tab/>46</text:p>
          <text:p text:style-name="P57">5.4 Custom parameters<text:tab/>46</text:p>
          <text:p text:style-name="P57">5.5 Supporting multiple submeshes<text:tab/>46</text:p>
          <text:p text:style-name="P57">5.6 Defragmenting batches<text:tab/>48</text:p>
          <text:p text:style-name="P58">5.6.1 What is batch fragmentation?<text:tab/>48</text:p>
          <text:p text:style-name="P58">5.6.2 Prevention: Avoiding fragmentation<text:tab/>48</text:p>
          <text:p text:style-name="P58">5.6.3 Cure: Defragmenting on the fly<text:tab/>49</text:p>
          <text:p text:style-name="P57">5.7 Troubleshooting<text:tab/>49</text:p>
          <text:p text:style-name="P56">6 Threading<text:tab/>52</text:p>
          <text:p text:style-name="P57">6.1 Initializing<text:tab/>52</text:p>
          <text:p text:style-name="P58">6.1.1 Ideal number of threads<text:tab/>52</text:p>
          <text:p text:style-name="P58">6.1.2 More info about InstancingThreadedCullingMethod<text:tab/>52</text:p>
          <text:p text:style-name="P57">6.2 What tasks are threaded in Ogre<text:tab/>54</text:p>
          <text:p text:style-name="P57">6.3 Using Ogre's threading system for custom tasks<text:tab/>54</text:p>
          <text:p text:style-name="P57">6.4 Thread safety of SceneNodes<text:tab/>55</text:p>
          <text:p text:style-name="P56">7 Performance Hints<text:tab/>57</text:p>
        </text:index-body>
      </text:table-of-content>
      <text:p text:style-name="Text_20_body"/>
      <text:h text:style-name="P61"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2465143138624237769" text:style-name="L1">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64"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5193493696965284825" text:style-name="L2">
        <text:list-item>
          <text:p text:style-name="P70">m_chunkBase[0] = { D.x, C.x, B.x, A.x }</text:p>
        </text:list-item>
        <text:list-item>
          <text:p text:style-name="P70">m_chunkBase[1] = { D.y, C.y, B.y, A.y }</text:p>
        </text:list-item>
        <text:list-item>
          <text:p text:style-name="P70">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8648465411672923529" text:style-name="L3">
        <text:list-item>
          <text:p text:style-name="P71">Node::_getDerivedPosition</text:p>
        </text:list-item>
        <text:list-item>
          <text:p text:style-name="P71">Node::_getDerivedOrientation</text:p>
        </text:list-item>
        <text:list-item>
          <text:p text:style-name="P7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675077768031233336" text:style-name="L4">
        <text:list-item>
          <text:p text:style-name="P72">Node::_getDerivedPositionUpdated</text:p>
        </text:list-item>
        <text:list-item>
          <text:p text:style-name="P72">Node::_getDerivedOrientationUpdated</text:p>
        </text:list-item>
        <text:list-item>
          <text:p text:style-name="P7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61915340370168551" text:style-name="L5">
        <text:list-item>
          <text:p text:style-name="P7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346773684580366106" text:style-name="L6">
        <text:list-item>
          <text:p text:style-name="P74">Nodes/Objects are of type SCENE_STATIC and their data changed (i.e. you called setPosition) but no call to SceneManager::notifyStaticDirty was made.</text:p>
        </text:list-item>
      </text:list>
      <text:list xml:id="list6249473015075120328" text:style-name="L7">
        <text:list-item>
          <text:list>
            <text:list-item>
              <text:p text:style-name="P75"><text:span text:style-name="T36">Solution:</text:span> Call SceneManager::notifyStaticDirty, or use a function that implicitly calls that function.</text:p>
            </text:list-item>
          </text:list>
        </text:list-item>
      </text:list>
      <text:list xml:id="list37545605" text:continue-list="list7346773684580366106" text:style-name="L6">
        <text:list-item>
          <text:p text:style-name="P74">You've manually modified their data (i.e. you called setPosition) after SceneManager::updateAllTransforms or SceneManager::updateAllBounds happened; most likely through a listener.</text:p>
        </text:list-item>
      </text:list>
      <text:list xml:id="list2154265489818766525" text:style-name="L8">
        <text:list-item>
          <text:list>
            <text:list-item>
              <text:p text:style-name="P76">Solutions:</text:p>
            </text:list-item>
          </text:list>
        </text:list-item>
      </text:list>
      <text:list xml:id="list296951003148651078" text:style-name="L9">
        <text:list-item>
          <text:list>
            <text:list-item>
              <text:p text:style-name="P81">Move your calculations so that they happen before updateAllTransforms.</text:p>
            </text:list-item>
            <text:list-item>
              <text:p text:style-name="P81">If it's just a few nodes, call Node::_getDerivedPositionUpdated or MovableObject::getWorldAabbUpdated after modifying the object to force a full update on that node/entity only.</text:p>
            </text:list-item>
            <text:list-item>
              <text:p text:style-name="P81">If it they're many nodes/entities, manually call updateAllTransforms/updateAllBounds again.</text:p>
            </text:list-item>
          </text:list>
        </text:list-item>
      </text:list>
      <text:list xml:id="list37528620" text:continue-list="list37545605" text:style-name="L6">
        <text:list-item>
          <text:p text:style-name="P121">It's a bug in Ogre. Because the refactor was very large, some components still try to modify nodes and movables after the call to updateAllTransforms/updateAllBounds.</text:p>
        </text:list-item>
      </text:list>
      <text:list xml:id="list6535636407961258338" text:style-name="L10">
        <text:list-item>
          <text:list>
            <text:list-item>
              <text:p text:style-name="P77">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61"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194369776969740427" text:style-name="L11">
        <text:list-item>
          <text:p text:style-name="P83">Multiple NodeArrayMemoryManager. One per parent level.</text:p>
          <text:list>
            <text:list-item>
              <text:p text:style-name="P83">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4" svg:width="9.002cm" svg:height="4.5cm" svg:x="0cm" svg:y="0cm"><text:p text:style-name="P123"><text:span text:style-name="T65">NodeMemoryManager</text:span></text:p><text:p text:style-name="P123"><text:span text:style-name="T66">(contains multiple...)</text:span></text:p><text:p text:style-name="P123"><text:span text:style-name="T65"/></text:p><text:p text:style-name="P123"><text:span text:style-name="T65"/></text:p><text:p text:style-name="P123"><text:span text:style-name="T65"/></text:p><text:p text:style-name="P123"><text:span text:style-name="T65"/></text:p><text:p text:style-name="P123"><text:span text:style-name="T65"/></text:p><text:p text:style-name="P123"><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5"/></text:p><text:p text:style-name="P123"><text:span text:style-name="T65"/></text:p><text:p text:style-name="P123"><text:span text:style-name="T65">class NodeArrayMemoryManager</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5"/></text:p><text:p text:style-name="P123"><text:span text:style-name="T65"/></text:p><text:p text:style-name="P123"><text:span text:style-name="T65">Transform</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7538367" text:continue-numbering="true" text:style-name="L11">
        <text:list-item>
          <text:p text:style-name="P83">Multiple ObjectDataArrayMemoryManager. One per render queue.</text:p>
          <text:list>
            <text:list-item>
              <text:p text:style-name="P83">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4" svg:width="9.002cm" svg:height="4.5cm" svg:x="0cm" svg:y="0cm"><text:p text:style-name="P123"><text:span text:style-name="T65">ObjectMemoryManager</text:span></text:p><text:p text:style-name="P123"><text:span text:style-name="T66">(contains multiple...)</text:span></text:p><text:p text:style-name="P123"><text:span text:style-name="T65"/></text:p><text:p text:style-name="P123"><text:span text:style-name="T65"/></text:p><text:p text:style-name="P123"><text:span text:style-name="T65"/></text:p><text:p text:style-name="P123"><text:span text:style-name="T65"/></text:p><text:p text:style-name="P123"><text:span text:style-name="T65"/></text:p><text:p text:style-name="P123"><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5"/></text:p><text:p text:style-name="P123"><text:span text:style-name="T65"/></text:p><text:p text:style-name="P123"><text:span text:style-name="T65">class ObjectDataArrayMemoryManager</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5"/></text:p><text:p text:style-name="P123"><text:span text:style-name="T65"/></text:p><text:p text:style-name="P123"><text:span text:style-name="T65">MovableObject</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189018551515145047" text:style-name="L12">
        <text:list-item>
          <text:p text:style-name="P84">The buffer is resized. Any pointer to the slots will be invalidated (i.e. holding an external reference to Transform::mPosition). The Nodes &amp;MovableObjects internal pointers are automatically updated.</text:p>
        </text:list-item>
        <text:list-item>
          <text:p text:style-name="P84">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61"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5769004803439889171" text:style-name="L13">
        <text:list-item>
          <text:p text:style-name="P85">It was locally declared.</text:p>
        </text:list-item>
        <text:list-item>
          <text:p text:style-name="P85">It comes from an input channel.</text:p>
        </text:list-item>
        <text:list-item>
          <text:p text:style-name="P85">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947088308866174513" text:style-name="L14">
        <text:list-item>
          <text:p text:style-name="P86"><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7">The parameter “scope” is no longer available.</text:p>
        </text:list-item>
        <text:list-item>
          <text:p text:style-name="P87">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067359348480556366" text:style-name="L15">
        <text:list-item>
          <text:p text:style-name="P95"><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8">They can't be used in input or output channels.</text:p>
        </text:list-item>
        <text:list-item>
          <text:p text:style-name="P88">Global textures can be seen by any node belonging to the same workspace, but they can't see a global texture that belongs to a different workspace.</text:p>
        </text:list-item>
        <text:list-item>
          <text:p text:style-name="P88">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351982351855151959" text:style-name="L16">
        <text:list-item>
          <text:p text:style-name="P96">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37520567" text:continue-numbering="true" text:style-name="L16">
        <text:list-item>
          <text:p text:style-name="P96">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37532322" text:continue-numbering="true" text:style-name="L16">
        <text:list-item>
          <text:p text:style-name="P96">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29">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4608572577623087096" text:style-name="L17">
        <text:list-item>
          <text:p text:style-name="P97">clear (PASS_CLEAR)</text:p>
        </text:list-item>
        <text:list-item>
          <text:p text:style-name="P97">quad (PASS_QUAD)</text:p>
        </text:list-item>
        <text:list-item>
          <text:p text:style-name="P97">resolve (PASS_RESOLVE)</text:p>
        </text:list-item>
        <text:list-item>
          <text:p text:style-name="P97">render_scene (PASS_SCENE)</text:p>
        </text:list-item>
        <text:list-item>
          <text:p text:style-name="P97">stencil (PASS_STENCIL)</text:p>
        </text:list-item>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5269464725718878375" text:style-name="L18">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37529789" text:continue-list="list37532322" text:style-name="L16">
        <text:list-item>
          <text:p text:style-name="P96">pass &lt;type&gt; [customId]</text:p>
        </text:list-item>
      </text:list>
      <text:p text:style-name="P50">'<text:span text:style-name="T29">type</text:span>' must be one of the supported types: clear, quad, resolve, render_scene, stencil, custom.</text:p>
      <text:p text:style-name="P50"><text:soft-page-break/>The <text:span text:style-name="T29">customId</text:span><text:span text:style-name="T34"> parameter is optional and </text:span><text:span text:style-name="T34">is used by custom passes to give the registered custom pass provider the means to identify multiple types, in case there are more than one type of custom passes.</text:span></text:p>
      <text:list xml:id="list37536075" text:continue-numbering="true" text:style-name="L16">
        <text:list-item>
          <text:p text:style-name="P96">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list xml:id="list37541821" text:continue-numbering="true" text:style-name="L16">
        <text:list-item>
          <text:p text:style-name="P96">identifier &lt;number&gt;</text:p>
        </text:list-item>
      </text:list>
      <text:p text:style-name="P50">An arbitrary user-defined numeric ID used for identifying individual passes in the C++ code.</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4890356169386139954" text:style-name="L19">
        <text:list-item>
          <text:p text:style-name="P99">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37536265" text:continue-list="list37541821" text:style-name="L16">
        <text:list-item>
          <text:p text:style-name="P96">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4330164279583621271" text:style-name="L20">
        <text:list-item>
          <text:p text:style-name="P100">rq_first <text:s/>&lt;id&gt;</text:p>
        </text:list-item>
      </text:list>
      <text:p text:style-name="P51">Replaces first_render_queue. The default is 0. Must be a value between 0 and 255. The value is inclusive</text:p>
      <text:list xml:id="list37539969" text:continue-numbering="true" text:style-name="L20">
        <text:list-item>
          <text:p text:style-name="P100">rq_last <text:s/>&lt;id&gt;</text:p>
        </text:list-item>
      </text:list>
      <text:p text:style-name="P51">Replaces last_render_queue. The default is “max” which is a special parameter that implies the last active render queue ID. If numeric, value must be between 0 and 255. The value is <text:span text:style-name="T36">not</text:span> inclusive.</text:p>
      <text:list xml:id="list37517978" text:continue-numbering="true" text:style-name="L20">
        <text:list-item>
          <text:p text:style-name="P100">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37520260" text:continue-numbering="true" text:style-name="L20">
        <text:list-item>
          <text:p text:style-name="P100">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7518356" text:continue-numbering="true" text:style-name="L20">
        <text:list-item>
          <text:p text:style-name="P100">camera &lt;camera_name&gt;</text:p>
        </text:list-item>
      </text:list>
      <text:p text:style-name="P51">When not specified, the default camera is used for rendering the pass (this default camera is specified when instantiating the workspace from C++).</text:p>
      <text:p text:style-name="P51"><text:soft-page-break/>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7526950" text:continue-numbering="true" text:style-name="L20">
        <text:list-item>
          <text:p text:style-name="P100">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7521308" text:continue-numbering="true" text:style-name="L20">
        <text:list-item>
          <text:p text:style-name="P100">lod_update_list <text:span text:style-name="T63">[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7538919" text:continue-numbering="true" text:style-name="L20">
        <text:list-item>
          <text:p text:style-name="P100">lod_bias <text:s/>&lt;bias&gt;</text:p>
        </text:list-item>
      </text:list>
      <text:p text:style-name="P51">Applies a bias multiplier to the lod. Valid values are in range [0; Inf). A higher lod bias causes LOD to pop up sooner. Default: 1.0</text:p>
      <text:list xml:id="list37546482" text:continue-numbering="true" text:style-name="L20">
        <text:list-item>
          <text:p text:style-name="P100">camera_cubemap_reorient <text:span text:style-name="T63">[yes|no]</text:span></text:p>
        </text:list-item>
      </text:list>
      <text:p text:style-name="P5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1"><text:span text:style-name="T36">Note:</text:span> if the target is not a cubemap, Ogre will still try to rotate the camera, often to unintended angles.</text:p>
      <text:h text:style-name="P68"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soft-page-break/>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862909093376616406" text:style-name="L21">
        <text:list-item>
          <text:p text:style-name="P101">Attempting to bind a dirty RTT as a texture will cause Ogre to send the MSAA buffer; granting the shader the ability to access subsamples.</text:p>
        </text:list-item>
        <text:list-item>
          <text:p text:style-name="P101"><text:soft-page-break/>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5365020387628026384" text:style-name="L22">
        <text:list-item>
          <text:p text:style-name="P102"><text:a xlink:type="simple" xlink:href="http://mynameismjp.wordpress.com/2012/10/24/msaa-overview/"><text:span text:style-name="T52">A Quick Overview of MSAA</text:span></text:a></text:p>
        </text:list-item>
        <text:list-item>
          <text:p text:style-name="P102"><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7532094" text:continue-list="list37546482" text:style-name="L20">
        <text:list-item>
          <text:p text:style-name="P100">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text:soft-page-break/>both Ogre 1.9 &amp; 2.0. Use focused technique instead.</text:p>
            <text:p text:style-name="Table_20_Contents">planeoptimal has also not been implemented yet.</text:p>
          </table:table-cell>
        </table:table-row>
      </table:table>
      <text:list xml:id="list37522563" text:continue-numbering="true" text:style-name="L20">
        <text:list-item>
          <text:p text:style-name="P100">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37546869" text:continue-numbering="true" text:style-name="L20">
        <text:list-item>
          <text:p text:style-name="P100">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37531602" text:continue-numbering="true" text:style-name="L20">
        <text:list-item>
          <text:p text:style-name="P100">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37515857" text:continue-numbering="true" text:style-name="L20">
        <text:list-item>
          <text:p text:style-name="P100">num_splits &lt;num_splits&gt;</text:p>
        </text:list-item>
      </text:list>
      <text:p text:style-name="P51">Only used by PSSM techniques. Specifies the number of splits per light. Can vary per shadow map. The number of splits must be greater than 2. Default is 3.</text:p>
      <text:list xml:id="list37528196" text:continue-numbering="true" text:style-name="L20">
        <text:list-item>
          <text:p text:style-name="P100">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8886460744053169886" text:style-name="L23">
        <text:list-item>
          <text:p text:style-name="P103">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soft-page-break/>textures. So only the new settings or the ones that behave differently will be described:</text:p>
      <text:list xml:id="list3423259176475442937" text:style-name="L24">
        <text:list-item>
          <text:p text:style-name="P104">&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37517207" text:continue-numbering="true" text:style-name="L24">
        <text:list-item>
          <text:p text:style-name="P104">&lt;fsaa&gt;</text:p>
        </text:list-item>
      </text:list>
      <text:p text:style-name="P51">The default value is always 0 regardless of system settings. Setting this to higher values will activate fsaa. This behavior differs from regular texture declarations.</text:p>
      <text:list xml:id="list37527878" text:continue-numbering="true" text:style-name="L24">
        <text:list-item>
          <text:p text:style-name="P104">&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7542836" text:continue-numbering="true" text:style-name="L24">
        <text:list-item>
          <text:p text:style-name="P104">light &lt;index&gt;</text:p>
        </text:list-item>
      </text:list>
      <text:p text:style-name="P51">Indicates which light index will be associated with this shadow map. i.e. the Shadow map #0 may contain the Nth closest shadow mapping light to the entity, not necessarily the first one.</text:p>
      <text:list xml:id="list37531494" text:continue-numbering="true" text:style-name="L24">
        <text:list-item>
          <text:p text:style-name="P104">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072195000082504353" text:style-name="L25">
        <text:list-item>
          <text:p text:style-name="P105"><text:soft-page-break/>SHADOW_NODE_REUSE</text:p>
        </text:list-item>
        <text:list-item>
          <text:p text:style-name="P105">SHADOW_NODE_RECALCULATE</text:p>
        </text:list-item>
        <text:list-item>
          <text:p text:style-name="P10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5833602806390744935" text:style-name="L26">
        <text:list-item>
          <text:p text:style-name="P106">One for opaque geometry.</text:p>
        </text:list-item>
        <text:list-item>
          <text:p text:style-name="P10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938764098924948827" text:style-name="L27">
        <text:list-item>
          <text:p text:style-name="P107">One for opaque geometry.</text:p>
        </text:list-item>
        <text:list-item>
          <text:p text:style-name="P107">Another for reflections, seen from a different camera.</text:p>
        </text:list-item>
        <text:list-item>
          <text:p text:style-name="P107">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1897805041413506058" text:style-name="L28">
        <text:list-item>
          <text:p text:style-name="P78"><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8"><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108"><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981867132718899016" text:style-name="L29">
        <text:list-item>
          <text:p text:style-name="P109"><text:a xlink:type="simple" xlink:href="http://mynameismjp.wordpress.com/2013/09/10/shadow-maps/">A Sampling of Shadow Techniques</text:a></text:p>
        </text:list-item>
        <text:list-item>
          <text:p text:style-name="P109"><text:a xlink:type="simple" xlink:href="http://msdn.microsoft.com/en-us/library/windows/desktop/ee416307(v=vs.85).aspx">Cascaded Shadow Maps</text:a></text:p>
        </text:list-item>
        <text:list-item>
          <text:p text:style-name="P109"><text:a xlink:type="simple" xlink:href="http://visual-computing.intel-research.net/art/publications/sdsm/">Sample Distribution Shadow Maps</text:a></text:p>
        </text:list-item>
        <text:list-item>
          <text:p text:style-name="P10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7547798" text:continue-list="list37531494" text:style-name="L24">
        <text:list-item>
          <text:p text:style-name="P104">&lt;Node Name 1&gt;</text:p>
        </text:list-item>
      </text:list>
      <text:p text:style-name="P51">The name of the Node that will be executed before “<text:span text:style-name="T29">Node Name 2”</text:span></text:p>
      <text:list xml:id="list37516534" text:continue-numbering="true" text:style-name="L24">
        <text:list-item>
          <text:p text:style-name="P104">[&lt;output ch #&gt;] [&lt;output ch #&gt;] … [&lt;output ch #&gt;]</text:p>
        </text:list-item>
      </text:list>
      <text:p text:style-name="P53">Channel numbers from “<text:span text:style-name="T29">Node Name 1”</text:span>'s output channels that will be connected to “<text:span text:style-name="T29">Node Name 2</text:span>”.</text:p>
      <text:list xml:id="list37516853" text:continue-numbering="true" text:style-name="L24">
        <text:list-item>
          <text:p text:style-name="P104">&lt;Node Name 2&gt;</text:p>
        </text:list-item>
      </text:list>
      <text:p text:style-name="P53">The name of the Node that will be executed after “<text:span text:style-name="T29">Node Name 1”</text:span></text:p>
      <text:list xml:id="list37541458" text:continue-numbering="true" text:style-name="L24">
        <text:list-item>
          <text:p text:style-name="P104">[&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7516573" text:continue-numbering="true" text:style-name="L24">
        <text:list-item>
          <text:p text:style-name="P104">&lt;Node Name 1&gt;</text:p>
        </text:list-item>
      </text:list>
      <text:p text:style-name="P51">The name of the Node that will receive the final RTT</text:p>
      <text:list xml:id="list37542737" text:continue-numbering="true" text:style-name="L24">
        <text:list-item>
          <text:p text:style-name="P104">&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7527854" text:continue-numbering="true" text:style-name="L24">
        <text:list-item>
          <text:p text:style-name="P104">&lt;Node Name&gt;</text:p>
        </text:list-item>
      </text:list>
      <text:p text:style-name="P53">The name of the original instance</text:p>
      <text:list xml:id="list37545374" text:continue-numbering="true" text:style-name="L24">
        <text:list-item>
          <text:p text:style-name="P104">&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61"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2533504363532484567" text:style-name="L30">
        <text:list-item>
          <text:p text:style-name="P110"><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9">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8583436653352013970" text:style-name="L31">
        <text:list-item>
          <text:p text:style-name="P111"><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9">These Entities that repeat a lot also share the same material (or just a few materials, i.e. 3 or 4)</text:p>
        </text:list-item>
        <text:list-item>
          <text:p text:style-name="P89">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65"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380290353979894326" text:style-name="L32">
        <text:list-item>
          <text:p text:style-name="P90">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0">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2"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685154317283560583" text:style-name="L33">
        <text:list-item>
          <text:p text:style-name="P91">ShaderInstancing.material</text:p>
        </text:list-item>
        <text:list-item>
          <text:p text:style-name="P91">ShaderInstancing.vert (GLSL)</text:p>
        </text:list-item>
        <text:list-item>
          <text:p text:style-name="P91">ShaderInstancing.cg (Cg, works with HLSL)</text:p>
        </text:list-item>
      </text:list>
      <text:h text:style-name="P65"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3757907471244669979" text:style-name="L34">
        <text:list-item>
          <text:p text:style-name="P92">VTFInstancing.material</text:p>
        </text:list-item>
        <text:list-item>
          <text:p text:style-name="P92">VTFInstancing.vert (GLSL)</text:p>
        </text:list-item>
        <text:list-item>
          <text:p text:style-name="P92">VTFInstancing.cg (Cg, also works with HLSL)</text:p>
        </text:list-item>
      </text:list>
      <text:h text:style-name="P65"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2049298812520745425" text:style-name="L35">
        <text:list-item>
          <text:p text:style-name="P93">HW_VTFInstancing.material</text:p>
        </text:list-item>
        <text:list-item>
          <text:p text:style-name="P93">HW_VTFInstancing.vert (GLSL)</text:p>
        </text:list-item>
        <text:list-item>
          <text:p text:style-name="P93">HW_VTFInstancing.cg (Cg, works with HLSL)</text:p>
        </text:list-item>
      </text:list>
      <text:h text:style-name="P67"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6037007687660860017" text:style-name="L36">
        <text:list-item>
          <text:p text:style-name="P11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7823738876511681279" text:style-name="L37">
        <text:list-item>
          <text:p text:style-name="P94">HWInstancing.material</text:p>
        </text:list-item>
        <text:list-item>
          <text:p text:style-name="P94">HWBasicInstancing.vert (GLSL)</text:p>
        </text:list-item>
        <text:list-item>
          <text:p text:style-name="P94">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63" text:outline-level="2"><text:soft-page-break/>Defragmenting batches</text:h>
      <text:h text:style-name="Heading_20_3" text:outline-level="3">What is batch fragmentation?</text:h>
      <text:p text:style-name="Text_20_body">There are two kinds of fragmentation:</text:p>
      <text:list xml:id="list2924579373884440627" text:style-name="L38">
        <text:list-item>
          <text:p text:style-name="P113">“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3">“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6" text:outline-level="3">Prevention: Avoiding fragmentation</text:h>
      <text:p text:style-name="P39">If you're creating static objects that won't move (i.e. trees), create them sorted by proximity. This helps both types of fragmentation:</text:p>
      <text:list xml:id="list7084946320457343618" text:style-name="L39">
        <text:list-item>
          <text:p text:style-name="P82">When unloading areas (i.e. open world games), these objects will be removed all together, thus whole batches will no longer have active instances.</text:p>
        </text:list-item>
        <text:list-item>
          <text:p text:style-name="P82">Batches and instances are often assigned by order of creation. Those instances will belong to the same batch and thus maximizing culling efficiency.</text:p>
        </text:list-item>
      </text:list>
      <text:h text:style-name="P66"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63"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9" text:note-class="footnote"><text:note-citation>9</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61"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388599301907959405" text:style-name="L40">
        <text:list-item>
          <text:p text:style-name="P114">HW Basic</text:p>
        </text:list-item>
        <text:list-item>
          <text:p text:style-name="P11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6132319332270973182" text:style-name="L41">
        <text:list-item>
          <text:p text:style-name="P11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5">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907745232047899492" text:style-name="L42">
        <text:list-item>
          <text:p text:style-name="P116"><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6"><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0">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80">Updating all bounds: <text:span text:style-name="T52">Updating the World AABB by applying the node's transform to the local aabbs. The World AABB is needed for correct frustum culling, among other things.</text:span></text:p>
        </text:list-item>
        <text:list-item>
          <text:p text:style-name="P80">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3070002870200702894" text:style-name="L43">
        <text:list-item>
          <text:p text:style-name="P117"><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7"><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7"><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7331562908703354679" text:style-name="L44">
        <text:list-item>
          <text:p text:style-name="P118"><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8"><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8"><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1" text:outline-level="1">Performance Hints</text:h>
      <text:p text:style-name="P38">DO:</text:p>
      <text:list xml:id="list37525515" text:continue-list="list37528196" text:style-name="L45">
        <text:list-item>
          <text:p text:style-name="P119"><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9"><text:span text:style-name="T36">Use Instancing whenever possible:</text:span> InstancedObjects are lightweight, have less RenderQueue and API draw call overhead</text:p>
        </text:list-item>
        <text:list-item>
          <text:p text:style-name="P119"><text:span text:style-name="T36">Reduce the number of bones in a rig to the minimum necessary.</text:span> Specially if there are going to be many copies of it</text:p>
        </text:list-item>
        <text:list-item>
          <text:p text:style-name="P11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9"/>
        </text:list-item>
      </text:list>
      <text:p text:style-name="P38">DON'T:</text:p>
      <text:list xml:id="list7629642213193945863" text:style-name="L46">
        <text:list-item>
          <text:p text:style-name="P120">Don't update objects created as SCENE_STATIC very often. Updating just one SceneNode or Entity will force to update many of them, possibly all; thus nullifying the performance benefits from SCENE_STATIC .</text:p>
        </text:list-item>
        <text:list-item>
          <text:p text:style-name="P120">Don't create objects that never move, rotate or scale as SCENE_DYNAMIC</text:p>
        </text:list-item>
        <text:list-item>
          <text:p text:style-name="P12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0">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12-11T17:37:43.91</dc:date>
    <meta:editing-duration>P1DT4H34M25S</meta:editing-duration>
    <meta:editing-cycles>889</meta:editing-cycles>
    <meta:generator>OpenOffice/4.0.1$Win32 OpenOffice.org_project/401m5$Build-9714</meta:generator>
    <dc:creator>Matías N. Goldberg</dc:creator>
    <meta:document-statistic meta:table-count="51" meta:image-count="8" meta:object-count="1" meta:page-count="57" meta:paragraph-count="1138" meta:word-count="16858" meta:character-count="104841"/>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